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1ed58" officeooo:paragraph-rsid="0011ed58"/>
    </style:style>
    <style:style style:name="P2"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bold" style:text-blinking="false" fo:background-color="#ffffff"/>
    </style:style>
    <style:style style:name="P3"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bold" officeooo:rsid="00139078" officeooo:paragraph-rsid="00139078" style:text-blinking="false" fo:background-color="#ffffff" style:font-weight-asian="bold" style:font-weight-complex="bold"/>
    </style:style>
    <style:style style:name="P4"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style:text-blinking="false" fo:background-color="#ffffff"/>
    </style:style>
    <style:style style:name="P5"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officeooo:rsid="00139078" officeooo:paragraph-rsid="00139078" style:text-blinking="false" fo:background-color="#ffffff" style:font-weight-asian="normal" style:font-weight-complex="normal"/>
    </style:style>
    <style:style style:name="P6"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style:text-blinking="false" fo:background-color="#ffffff"/>
    </style:style>
    <style:style style:name="P7"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paragraph-rsid="0011ed58" style:text-blinking="false" fo:background-color="#ffffff"/>
    </style:style>
    <style:style style:name="P8"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officeooo:paragraph-rsid="00139078" style:text-blinking="false" fo:background-color="#ffffff"/>
    </style:style>
    <style:style style:name="P9"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officeooo:paragraph-rsid="00139078" style:text-blinking="false" fo:background-color="#ffffff" style:font-style-asian="normal" style:font-style-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italic" style:text-underline-style="none" fo:font-weight="normal" officeooo:rsid="0011ed58" officeooo:paragraph-rsid="0011ed58" style:text-blinking="false" fo:background-color="#f6f8fa" style:font-style-asian="italic" style:font-weight-asian="normal" style:font-style-complex="italic"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italic" style:text-underline-style="none" fo:font-weight="normal" style:text-blinking="false" fo:background-color="#ffffff" style:font-style-asian="italic" style:font-style-complex="italic"/>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fo:background-color="#ffffff"/>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paragraph-rsid="00139078" fo:background-color="#ffffff"/>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39078" officeooo:paragraph-rsid="00139078" fo:background-color="#ffffff"/>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39078" officeooo:paragraph-rsid="00139078" fo:background-color="#ffffff" style:font-style-asian="normal" style:font-style-complex="normal"/>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51321" officeooo:paragraph-rsid="00151321" fo:background-color="#ffffff" style:font-style-asian="normal" style:font-style-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paragraph-rsid="00151321" fo:background-color="#ffffff" style:font-style-asian="normal" style:font-weight-asian="normal" style:font-style-complex="normal" style:font-weight-complex="normal"/>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51321" officeooo:paragraph-rsid="00151321" fo:background-color="#ffffff" style:font-style-asian="normal" style:font-weight-asian="normal" style:font-style-complex="normal" style:font-weight-complex="normal"/>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none" fo:font-weight="normal" officeooo:rsid="00139078" officeooo:paragraph-rsid="00139078" fo:background-color="#ffffff" style:font-style-asian="normal" style:font-style-complex="normal"/>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none" fo:font-weight="bold" officeooo:paragraph-rsid="00151321" fo:background-color="#ffffff" style:font-style-asian="normal" style:font-weight-asian="bold" style:font-style-complex="normal" style:font-weight-complex="bold"/>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italic" style:text-underline-style="solid" style:text-underline-width="auto" style:text-underline-color="font-color" fo:font-weight="normal" fo:background-color="#ffffff" style:font-style-asian="italic" style:font-weight-asian="normal" style:font-style-complex="italic" style:font-weight-complex="normal"/>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italic" style:text-underline-style="solid" style:text-underline-width="auto" style:text-underline-color="font-color" fo:font-weight="normal" fo:background-color="#ffffff" style:font-style-asian="italic" style:font-style-complex="italic"/>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italic" style:text-underline-style="solid" style:text-underline-width="auto" style:text-underline-color="font-color" fo:font-weight="normal" officeooo:paragraph-rsid="00139078" fo:background-color="#ffffff" style:font-style-asian="italic" style:font-style-complex="italic"/>
    </style:style>
    <style:style style:name="P24" style:family="paragraph" style:parent-style-name="Text_20_body">
      <style:paragraph-properties fo:margin-top="0in" fo:margin-bottom="0in" loext:contextual-spacing="false" fo:line-height="138%" style:writing-mode="lr-tb"/>
    </style:style>
    <style:style style:name="P25" style:family="paragraph" style:parent-style-name="Text_20_body">
      <style:paragraph-properties fo:margin-top="0in" fo:margin-bottom="0in" loext:contextual-spacing="false" fo:line-height="138%" style:writing-mode="lr-tb"/>
      <style:text-properties officeooo:paragraph-rsid="00139078"/>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fo:background-color="#ffffff"/>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39078" officeooo:paragraph-rsid="00139078" fo:background-color="#ffffff"/>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style:text-blinking="false" fo:background-color="#ffffff"/>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officeooo:paragraph-rsid="0011ed58" style:text-blinking="false" fo:background-color="#ffffff"/>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officeooo:paragraph-rsid="00129e6a" style:text-blinking="false" fo:background-color="#ffffff"/>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bold" officeooo:rsid="0011ed58" officeooo:paragraph-rsid="0011ed58" style:text-blinking="false" fo:background-color="#f6f8fa"/>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officeooo:paragraph-rsid="00139078" style:text-blinking="false" fo:background-color="#ffffff"/>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4pt" fo:font-style="normal" style:text-underline-style="none" fo:font-weight="bold" officeooo:paragraph-rsid="0016a038" style:text-blinking="false" fo:background-color="#ffffff" style:font-size-asian="14pt" style:font-size-complex="14pt"/>
    </style:style>
    <style:style style:name="T1" style:family="text">
      <style:text-properties fo:font-variant="normal" fo:text-transform="none" fo:color="#24292e" style:font-name="Arial" fo:font-size="12pt" fo:font-style="normal" style:text-underline-style="solid" style:text-underline-width="auto" style:text-underline-color="font-color" fo:font-weight="normal" fo:background-color="#ffffff" loext:char-shading-value="0"/>
    </style:style>
    <style:style style:name="T2" style:family="text">
      <style:text-properties fo:font-variant="normal" fo:text-transform="none" fo:color="#24292e" style:text-line-through-style="none" style:text-line-through-type="none" style:font-name="Arial" fo:font-size="12pt" fo:font-style="normal" style:text-underline-style="none" fo:font-weight="normal" style:text-blinking="false" fo:background-color="#ffffff" loext:char-shading-value="0"/>
    </style:style>
    <style:style style:name="T3" style:family="text">
      <style:text-properties fo:font-variant="normal" fo:text-transform="none" fo:color="#24292e" style:text-line-through-style="none" style:text-line-through-type="none" style:font-name="Arial" fo:font-size="12pt" fo:font-style="normal" style:text-underline-style="none" fo:font-weight="normal" officeooo:rsid="000ff6ba" style:text-blinking="false" fo:background-color="#ffffff" loext:char-shading-value="0"/>
    </style:style>
    <style:style style:name="T4" style:family="text">
      <style:text-properties fo:font-variant="normal" fo:text-transform="none" fo:color="#24292e" style:text-line-through-style="none" style:text-line-through-type="none" style:font-name="Arial" fo:font-size="12pt" fo:font-style="normal" style:text-underline-style="none" fo:font-weight="normal" officeooo:rsid="0011ed58" style:text-blinking="false" fo:background-color="#ffffff" loext:char-shading-value="0"/>
    </style:style>
    <style:style style:name="T5" style:family="text">
      <style:text-properties fo:font-variant="normal" fo:text-transform="none" fo:color="#24292e" style:text-line-through-style="none" style:text-line-through-type="none" style:font-name="Arial" fo:font-size="12pt" fo:font-style="normal" style:text-underline-style="none" fo:font-weight="normal" officeooo:rsid="00151321" style:text-blinking="false" fo:background-color="#ffffff" loext:char-shading-value="0"/>
    </style:style>
    <style:style style:name="T6" style:family="text">
      <style:text-properties fo:font-variant="normal" fo:text-transform="none" fo:color="#24292e" style:text-line-through-style="none" style:text-line-through-type="none" style:font-name="Arial" fo:font-size="12pt" fo:font-style="normal" style:text-underline-style="none" fo:font-weight="normal" style:text-blinking="false" fo:background-color="#f6f8fa" loext:char-shading-value="0"/>
    </style:style>
    <style:style style:name="T7" style:family="text">
      <style:text-properties fo:font-variant="normal" fo:text-transform="none" fo:color="#24292e" style:text-line-through-style="none" style:text-line-through-type="none" style:font-name="Arial" fo:font-size="12pt" fo:font-style="normal" style:text-underline-style="none" fo:font-weight="bold" style:text-blinking="false" fo:background-color="#f6f8fa" loext:char-shading-value="0"/>
    </style:style>
    <style:style style:name="T8" style:family="text">
      <style:text-properties fo:font-variant="normal" fo:text-transform="none" fo:color="#24292e" style:text-line-through-style="none" style:text-line-through-type="none" style:font-name="Arial" fo:font-size="12pt" fo:font-style="normal" style:text-underline-style="none" fo:font-weight="bold" style:text-blinking="false" fo:background-color="#ffffff" loext:char-shading-value="0"/>
    </style:style>
    <style:style style:name="T9" style:family="text">
      <style:text-properties fo:font-variant="normal" fo:text-transform="none" fo:color="#24292e" style:text-line-through-style="none" style:text-line-through-type="none" style:font-name="Arial" fo:font-size="12pt" fo:font-style="normal" style:text-underline-style="none" fo:font-weight="bold" officeooo:rsid="00139078" style:text-blinking="false" fo:background-color="#ffffff" loext:char-shading-value="0"/>
    </style:style>
    <style:style style:name="T10" style:family="text">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style:text-blinking="false" fo:background-color="#ffffff" loext:char-shading-value="0" style:font-weight-asian="normal" style:font-weight-complex="normal"/>
    </style:style>
    <style:style style:name="T11" style:family="text">
      <style:text-properties fo:font-variant="normal" fo:text-transform="none" fo:color="#24292e" style:text-line-through-style="none" style:text-line-through-type="none" style:font-name="Arial" fo:font-size="12pt" fo:font-style="italic" style:text-underline-style="none" fo:font-weight="normal" style:text-blinking="false" fo:background-color="#ffffff" loext:char-shading-value="0" style:font-style-asian="italic" style:font-style-complex="italic"/>
    </style:style>
    <style:style style:name="T12" style:family="text">
      <style:text-properties fo:font-variant="normal" fo:text-transform="none" fo:color="#24292e" style:text-line-through-style="none" style:text-line-through-type="none" style:font-name="Arial" fo:font-size="12pt" fo:font-style="italic" style:text-underline-style="none" fo:font-weight="normal" officeooo:rsid="00139078" style:text-blinking="false" fo:background-color="#ffffff" loext:char-shading-value="0" style:font-style-asian="italic" style:font-style-complex="italic"/>
    </style:style>
    <style:style style:name="T13"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f6f8fa" loext:char-shading-value="0"/>
    </style:style>
    <style:style style:name="T14" style:family="text">
      <style:text-properties officeooo:rsid="000ff6ba"/>
    </style:style>
    <style:style style:name="T15" style:family="text">
      <style:text-properties officeooo:rsid="0011ed58"/>
    </style:style>
    <style:style style:name="T16" style:family="text">
      <style:text-properties officeooo:rsid="00139078"/>
    </style:style>
    <style:style style:name="T17" style:family="text">
      <style:text-properties officeooo:rsid="00151321"/>
    </style:style>
    <style:style style:name="T18" style:family="text">
      <style:text-properties officeooo:rsid="0016a0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docs-internal-guid-d6d78bd9-c107-ba22-f1ad-bd51a88503a4"/><text:span text:style-name="T18">RISC-V Rocket Chip Tutorials: </text:span></text:p>
      <text:p text:style-name="P33">Cross Compiling <text:span text:style-name="T14">C Code for RISC-V in Linux</text:span></text:p>
      <text:p text:style-name="P12"/>
      <text:p text:style-name="P24"><text:span text:style-name="T1">Work note: </text:span><text:span text:style-name="T2">Building riscv-gcc or the riscv-gnu-toolchain seems like it should be the right answer, but though it is possible, the cross compiler fails to include all relevant packages for execution in these cases, causing the executable to fail at execution time when attempting to run </text:span><text:span text:style-name="T3">through pk. </text:span><text:span text:style-name="T4">To avoid this, use the following proceedure.</text:span></text:p>
      <text:p text:style-name="P24"><text:span text:style-name="T7">Source for Instructions</text:span><text:span text:style-name="T6">: </text:span><text:a xlink:type="simple" xlink:href="https://github.com/riscv/riscv-tools" text:style-name="Internet_20_link" text:visited-style-name="Visited_20_Internet_20_Link"><text:span text:style-name="T13">https://github.com/riscv/riscv-tools</text:span></text:a></text:p>
      <text:p text:style-name="Text_20_body"/>
      <text:p text:style-name="P25"><text:span text:style-name="T9">Install </text:span><text:span text:style-name="T8">Dependencies </text:span><text:span text:style-name="T9">(Can be done in parallel with following steps</text:span><text:span text:style-name="T8">)</text:span></text:p>
      <text:p text:style-name="P25"><text:span text:style-name="T10">Run the following command:</text:span><text:span text:style-name="T2"><text:line-break/>sudo apt-get install autoconf automake autotools-dev curl libmpc-dev libmpfr-dev libgmp-dev gawk build-essential bison flex texinfo gperf libtool patchutils bc</text:span></text:p>
      <text:p text:style-name="Text_20_body"/>
      <text:p text:style-name="P31">Checkout the Repository from GitHub</text:p>
      <text:p text:style-name="P10">Note: You may need to install git for this.</text:p>
      <text:p text:style-name="P7">Check out the fpga-zynq repo:</text:p>
      <text:p text:style-name="P29">git clone https://github.com/ucb-bar/fpga-zynq</text:p>
      <text:p text:style-name="P30"/>
      <text:p text:style-name="P2">Build <text:span text:style-name="T15">the Toolchain</text:span></text:p>
      <text:p text:style-name="P24"><text:span text:style-name="T8"># </text:span><text:span text:style-name="T1">NOTE: </text:span></text:p>
      <text:p text:style-name="P13"># if installing in /opt (recommended) execute commands as root. </text:p>
      <text:p text:style-name="P14"># To enter root mode:</text:p>
      <text:p text:style-name="P12">“su root OR sudo su”</text:p>
      <text:p text:style-name="P12"/>
      <text:p text:style-name="P14">Go to the tools directory</text:p>
      <text:p text:style-name="P4">cd &lt;path_to_repo&gt;/fpga-zynq/rocket-chip/riscv-tools</text:p>
      <text:p text:style-name="P8">Checkout and update the remaining packages (This is slow)</text:p>
      <text:p text:style-name="P4">git submodule update --init --recursive</text:p>
      <text:p text:style-name="P8">Export location to install the toolchain</text:p>
      <text:p text:style-name="P4">export RISCV=/path/to/install/riscv/toolchain (suggest /opt/riscv)</text:p>
      <text:p text:style-name="P8">Execute the build script</text:p>
      <text:p text:style-name="P4">./build.sh</text:p>
      <text:p text:style-name="P3"><text:soft-page-break/>Generated files:</text:p>
      <text:p text:style-name="P5">New files have been generated in the path specified by $RISCV, and the executables are in $RISCV/bin. </text:p>
      <text:p text:style-name="P5">Also built at this time are a series of benchmarks and spike, the RISC-V simulator</text:p>
      <text:p text:style-name="P2"/>
      <text:p text:style-name="P2"><text:span text:style-name="T16">Using The RISC-V Toolchain</text:span>:</text:p>
      <text:p text:style-name="P21">Setup</text:p>
      <text:p text:style-name="P11"><text:span text:style-name="T16">Note: </text:span>Instructions assume installation in /opt/riscv</text:p>
      <text:p text:style-name="P6">Add the compiler to the path for ease of use:</text:p>
      <text:p text:style-name="P4">PATH=$PATH:/opt/riscv/bin</text:p>
      <text:p text:style-name="P24"><text:span text:style-name="T12">Note: </text:span><text:span text:style-name="T11">This could be put in ~/.bashrc for seamless use </text:span><text:span text:style-name="T12">with the terminal</text:span></text:p>
      <text:p text:style-name="P4"/>
      <text:p text:style-name="P22">Compile on host PC</text:p>
      <text:p text:style-name="P11">This functions like normal gcc/g++</text:p>
      <text:p text:style-name="P9">Execute the build command</text:p>
      <text:p text:style-name="P4">riscv64-unknown-elf-gcc main.c -o main.out</text:p>
      <text:p text:style-name="P4">or</text:p>
      <text:p text:style-name="P4">Riscv64-unkown-elf-g++ main.cpp -o main.out</text:p>
      <text:p text:style-name="P12"/>
      <text:p text:style-name="P23"><text:span text:style-name="T17">Option 1: </text:span>Execute on system</text:p>
      <text:p text:style-name="P15">Copy the binary via ssh:</text:p>
      <text:p text:style-name="P19">scp main.out <text:a xlink:type="simple" xlink:href="mailto:root@192.168.1.5" text:style-name="Internet_20_link" text:visited-style-name="Visited_20_Internet_20_Link">root@192.168.1.5</text:a> # password is root</text:p>
      <text:p text:style-name="P16">Run the binary using the front-end server</text:p>
      <text:p text:style-name="P4">./fesvr-zynq pk main.out</text:p>
      <text:p text:style-name="Text_20_body"/>
      <text:p text:style-name="P22"><text:span text:style-name="T17">Option 2: </text:span>Execute on simulator:</text:p>
      <text:p text:style-name="P4">spike pk main.out</text:p>
      <text:p text:style-name="Text_20_body"/>
      <text:p text:style-name="P20">Executing <text:span text:style-name="T17">Benchmarks</text:span></text:p>
      <text:p text:style-name="P17"><text:span text:style-name="T17">benchmarks are built in: &lt;path_to_checkout&gt;/</text:span>riscv-tools/riscv-tests/benchmarks</text:p>
      <text:p text:style-name="P18">They can be tested using:</text:p>
      <text:p text:style-name="P24"><text:span text:style-name="T2">./fesvr-zynq &lt;benchmark.riscv&gt; </text:span><text:span text:style-name="T5">on the fpga, or </text:span><text:span text:style-name="T2">spike &lt;benchmark.riscv&gt; </text:span><text:span text:style-name="T5">on an x86 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ed58" officeooo:paragraph-rsid="0011ed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text:page-number><text:tab/><text:tab/> Cross Compilation Tutor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7:45:28.715203501</meta:creation-date>
    <dc:date>2017-04-30T20:16:54.915183344</dc:date>
    <meta:editing-duration>PT24M52S</meta:editing-duration>
    <meta:editing-cycles>6</meta:editing-cycles>
    <meta:generator>LibreOffice/5.1.6.2$Linux_X86_64 LibreOffice_project/10m0$Build-2</meta:generator>
    <meta:document-statistic meta:table-count="0" meta:image-count="0" meta:object-count="0" meta:page-count="2" meta:paragraph-count="50" meta:word-count="343" meta:character-count="2367" meta:non-whitespace-character-count="2070"/>
  </office:meta>
</office:document-meta>
</file>